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bf9f" officeooo:paragraph-rsid="001cbf9f"/>
    </style:style>
    <style:style style:name="P2" style:family="paragraph" style:parent-style-name="Standard" style:list-style-name="L1">
      <style:text-properties officeooo:rsid="001cbf9f" officeooo:paragraph-rsid="001d47af"/>
    </style:style>
    <style:style style:name="P3" style:family="paragraph" style:parent-style-name="Standard">
      <style:text-properties officeooo:rsid="001cbf9f" officeooo:paragraph-rsid="001cbf9f"/>
    </style:style>
    <style:style style:name="P4" style:family="paragraph" style:parent-style-name="Standard" style:list-style-name="L1">
      <style:text-properties officeooo:rsid="001d47af" officeooo:paragraph-rsid="001d47af"/>
    </style:style>
    <style:style style:name="T1" style:family="text">
      <style:text-properties officeooo:rsid="001d47af"/>
    </style:style>
    <style:style style:name="T2" style:family="text">
      <style:text-properties officeooo:rsid="001eadf9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15062658954042632" text:style-name="L1">
        <text:list-item>
          <text:p text:style-name="P1">Einleitung</text:p>
        </text:list-item>
        <text:list-item>
          <text:p text:style-name="P1">Grundlagen</text:p>
          <text:list>
            <text:list-item>
              <text:p text:style-name="P4">Smart-Home</text:p>
            </text:list-item>
            <text:list-item>
              <text:p text:style-name="P1">Sprach<text:span text:style-name="T1">verarbeitung</text:span></text:p>
            </text:list-item>
            <text:list-item>
              <text:p text:style-name="P2">Analyse und Vergleich von <text:span text:style-name="T1">digitalen Assistenten</text:span></text:p>
              <text:list>
                <text:list-item>
                  <text:p text:style-name="P2">Amazon-Alexa</text:p>
                </text:list-item>
                <text:list-item>
                  <text:p text:style-name="P2">Apple-Siri</text:p>
                </text:list-item>
                <text:list-item>
                  <text:p text:style-name="P2">Google-Assistent</text:p>
                </text:list-item>
                <text:list-item>
                  <text:p text:style-name="P2">Microsoft-Cortana</text:p>
                </text:list-item>
                <text:list-item>
                  <text:p text:style-name="P4">Samsung-Bixby</text:p>
                </text:list-item>
              </text:list>
            </text:list-item>
            <text:list-item>
              <text:p text:style-name="P1">Raspberry Pi</text:p>
            </text:list-item>
            <text:list-item>
              <text:p text:style-name="P1">Funkstandards</text:p>
            </text:list-item>
            <text:list-item>
              <text:p text:style-name="P1">Development-<text:span text:style-name="T2">Tool</text:span></text:p>
              <text:list>
                <text:list-item>
                  <text:p text:style-name="P1">Frameworks</text:p>
                </text:list-item>
                <text:list-item>
                  <text:p text:style-name="P1">Amazon Developer Portal</text:p>
                </text:list-item>
              </text:list>
            </text:list-item>
          </text:list>
        </text:list-item>
        <text:list-item>
          <text:p text:style-name="P4">Konzept</text:p>
          <text:list>
            <text:list-item>
              <text:p text:style-name="P4">Anforderungsanalyse</text:p>
              <text:list>
                <text:list-item>
                  <text:p text:style-name="P1">Grund der Umsetzung</text:p>
                </text:list-item>
                <text:list-item>
                  <text:p text:style-name="P1">Funktionale Anforderungen</text:p>
                </text:list-item>
                <text:list-item>
                  <text:p text:style-name="P1">Nicht-Funktionale Anforderungen</text:p>
                </text:list-item>
              </text:list>
            </text:list-item>
            <text:list-item>
              <text:p text:style-name="P4">Architektur</text:p>
            </text:list-item>
            <text:list-item>
              <text:p text:style-name="P4">Design</text:p>
            </text:list-item>
          </text:list>
        </text:list-item>
        <text:list-item>
          <text:p text:style-name="P1">Implementierung</text:p>
        </text:list-item>
        <text:list-item>
          <text:p text:style-name="P1"><text:span text:style-name="T1">Ergebnis, </text:span>Fazit und Ausblick</text:p>
          <text:p text:style-name="P1"/>
        </text:list-item>
      </text:list>
      <text:p text:style-name="P3">Literaturverzeichnis</text:p>
      <text:p text:style-name="P3">Anha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09:00:45.763000000</meta:creation-date>
    <dc:date>2017-10-23T12:23:24.981000000</dc:date>
    <meta:editing-duration>PT34M59S</meta:editing-duration>
    <meta:editing-cycles>5</meta:editing-cycles>
    <meta:generator>LibreOffice/4.3.2.2$Windows_x86 LibreOffice_project/edfb5295ba211bd31ad47d0bad0118690f76407d</meta:generator>
    <meta:document-statistic meta:table-count="0" meta:image-count="0" meta:object-count="0" meta:page-count="1" meta:paragraph-count="26" meta:word-count="65" meta:character-count="554" meta:non-whitespace-character-count="491"/>
  </office:meta>
</office:document-meta>
</file>